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Heading_20_3">
      <style:text-properties fo:color="#004586"/>
    </style:style>
    <style:style style:name="T1" style:family="text">
      <style:text-properties fo:color="#ff6666"/>
    </style:style>
    <style:style style:name="T2" style:family="text">
      <style:text-properties fo:color="#ff3300"/>
    </style:style>
    <style:style style:name="T3" style:family="text">
      <style:text-properties fo:color="#ff3300" fo:background-color="#ffff00"/>
    </style:style>
    <style:style style:name="T4" style:family="text">
      <style:text-properties fo:color="#ff3300" fo:background-color="transparen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Strong_20_Emphasis"><text:span text:style-name="T4">Final Submission Document – AAI-9 Project</text:span></text:span></text:h>
      <text:p text:style-name="Text_20_body"><text:span text:style-name="Strong_20_Emphasis">Full Name:</text:span> Nataliia Bilai </text:p>
      <text:p text:style-name="Text_20_body"><text:span text:style-name="Strong_20_Emphasis">Email (Kiron Thrive):</text:span> <text:a xlink:type="simple" xlink:href="mailto:bilay.nataliya@gmail.com" text:style-name="Internet_20_link" text:visited-style-name="Visited_20_Internet_20_Link">bilay.nataliya@gmail.com</text:a></text:p>
      <text:p text:style-name="Text_20_body"><text:span text:style-name="Strong_20_Emphasis">GitHub Repository Link:</text:span> https://github.com/nbilai/Project_B_Bilai_Nataliia</text:p>
      <text:h text:style-name="P3" text:outline-level="3">Contents of Repository</text:h>
      <text:list xml:id="list3416122142676208775" text:style-name="L1">
        <text:list-item>
          <text:p text:style-name="P1"><text:span text:style-name="Source_20_Text">/use_case_documentation/</text:span> PDF file with screenshots of the completed appliedAI Use Case template</text:p>
        </text:list-item>
        <text:list-item>
          <text:p text:style-name="P1"><text:span text:style-name="Source_20_Text">/policy_analysis/</text:span> Policy recommendations report with tier profiles and advancement roadmap</text:p>
        </text:list-item>
        <text:list-item>
          <text:p text:style-name="P1"><text:span text:style-name="Source_20_Text">classification_notebook.ipynb</text:span> Jupyter Notebook with full multi-class classification analysis, model training, evaluation, and feature importance</text:p>
        </text:list-item>
      </text:list>
      <text:h text:style-name="P3" text:outline-level="3">Project Summary</text:h>
      <text:p text:style-name="Text_20_body">This training project, developed as part of the Kiron Thrive program, classifies EU countries into sustainability performance tiers using supervised machine learning models (Logistic Regression and Random Forest). The analysis identifies key policy indicators across domains such as governance, innovation, and renewable energy, and provides actionable recommendations for improvement.</text:p>
      <text:p text:style-name="Text_20_body">The AI Use Case is documented and published on the appliedAI platform, highlighting the business impact and social relevance of tier-based classification. The project supports strategic decision-making aligned with the UN Sustainable Development Goals and the EU Green Deal.</text:p>
      <text:h text:style-name="P3" text:outline-level="3">Submission Checklist</text:h>
      <text:list xml:id="list5920514323315168968" text:style-name="L2">
        <text:list-item>
          <text:p text:style-name="P2">[x] Multi-class classification accuracy &gt;75%</text:p>
        </text:list-item>
        <text:list-item>
          <text:p text:style-name="P2">[x] Clear identification of top 5 predictive factors</text:p>
        </text:list-item>
        <text:list-item>
          <text:p text:style-name="P2">[x] Specific advancement pathways for each tier</text:p>
        </text:list-item>
        <text:list-item>
          <text:p text:style-name="P2">[x] Completed appliedAI Use Case template with screenshots</text:p>
        </text:list-item>
        <text:list-item>
          <text:p text:style-name="P2">[x] Actionable policy recommendations for EU decision-makers</text:p>
        </text:list-item>
        <text:list-item>
          <text:p text:style-name="P2">[x] Professional GitHub repository with organized documentation structure</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M27S</meta:editing-duration>
    <meta:editing-cycles>3</meta:editing-cycles>
    <meta:generator>OpenOffice/4.1.14$Win32 OpenOffice.org_project/4114m1$Build-9811</meta:generator>
    <dc:date>2025-09-14T15:45:39.20</dc:date>
    <meta:document-statistic meta:table-count="0" meta:image-count="0" meta:object-count="0" meta:page-count="1" meta:paragraph-count="18" meta:word-count="201" meta:character-count="1575"/>
    <dc:creator>Nataliia Bilai</dc:creator>
    <meta:user-defined meta:name="Info 1"/>
    <meta:user-defined meta:name="Info 2"/>
    <meta:user-defined meta:name="Info 3"/>
    <meta:user-defined meta:name="Info 4"/>
  </office:meta>
</office:document-meta>
</file>